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leiding</text:h>
      <text:p text:style-name="Standard"/>
      <text:p text:style-name="Standard">Bij het uitwerken van onze masterproef zijn er verscheidene bestaande technologieën aan bod gekomen. In dit hoofdstuk zullen we de werking van deze technologieën uitleggen en hoe we ze hebben gecombineerd met onze masterproef. Op deze manier is het eenvoudiger een goed beeld te krijgen van de werking van het programma.</text:p>
      <text:p text:style-name="Standard"/>
      <text:p text:style-name="Standard">We starten met een onderzoek naar de mogelijke programmeertalen. Hierop volgend is er een woordje uitleg over de manier waarop we het programma kenbaar maken naar de buitenwereld toe. Vervolgens wijden we uit over de gebruikte software. Om af te sluiten gaan we dieper in op de externe bibliotheken. Dankzij deze externe bibliotheken is het mogelijk om het programmeren te vereenvoudigen en bovendien te versnellen. Vooral het onderzoek naar de meest geschikte bibliotheek vaar de grafische voorstelling zal uitgebreid aan bod ko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leiding</dc:title>
    <meta:initial-creator>THEO</meta:initial-creator>
    <meta:creation-date>2008-05-05T09:50:00</meta:creation-date>
    <dc:creator>Uw gebruikersnaam</dc:creator>
    <dc:date>2008-05-10T12:36:00</dc:date>
    <meta:editing-cycles>5</meta:editing-cycles>
    <meta:editing-duration>PT40M</meta:editing-duration>
    <meta:document-statistic meta:table-count="0" meta:image-count="0" meta:object-count="0" meta:page-count="1" meta:paragraph-count="3" meta:word-count="134" meta:character-count="862" meta:non-whitespace-character-count="731"/>
    <meta:generator>LibreOffice/5.3.3.2$Linux_X86_64 LibreOffice_project/30m0$Build-2</meta:generator>
  </office:meta>
</office:document-meta>
</file>